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825" officeooo:paragraph-rsid="00009825"/>
    </style:style>
    <style:style style:name="P2" style:family="paragraph" style:parent-style-name="Standard">
      <style:text-properties officeooo:rsid="00021081" officeooo:paragraph-rsid="00021081"/>
    </style:style>
    <style:style style:name="P3" style:family="paragraph" style:parent-style-name="Standard">
      <style:text-properties officeooo:rsid="0003183f" officeooo:paragraph-rsid="0003183f"/>
    </style:style>
    <style:style style:name="P4" style:family="paragraph" style:parent-style-name="Standard" style:list-style-name="L1">
      <style:text-properties officeooo:rsid="0003183f" officeooo:paragraph-rsid="0003183f"/>
    </style:style>
    <style:style style:name="P5" style:family="paragraph" style:parent-style-name="Standard">
      <style:text-properties officeooo:rsid="0003183f" officeooo:paragraph-rsid="00048cfa"/>
    </style:style>
    <style:style style:name="P6" style:family="paragraph" style:parent-style-name="Standard" style:list-style-name="L1">
      <style:text-properties officeooo:paragraph-rsid="0003183f"/>
    </style:style>
    <style:style style:name="T1" style:family="text">
      <style:text-properties officeooo:rsid="00021081"/>
    </style:style>
    <style:style style:name="T2" style:family="text">
      <style:text-properties officeooo:rsid="0003183f"/>
    </style:style>
    <style:style style:name="T3" style:family="text">
      <style:text-properties fo:language="es" fo:country="ES" officeooo:rsid="0003183f"/>
    </style:style>
    <style:style style:name="T4" style:family="text">
      <style:text-properties fo:color="#000000"/>
    </style:style>
    <style:style style:name="T5" style:family="text">
      <style:text-properties officeooo:rsid="000377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via, buenas tardes.</text:p>
      <text:p text:style-name="P1"/>
      <text:p text:style-name="P1">El archivo que tiene la tarea se llama “<text:span text:style-name="T4">tarea_cv.html”</text:span> dentro de la carpeta <text:span text:style-name="T1">M1U3.</text:span></text:p>
      <text:p text:style-name="P2">Dentro de dicha carpeta hay un archivo con el nombre cv_ideal.html, esto se debe a que así pretendía que me quedara pero no lo logre, <text:span text:style-name="T2">me costo mucho encontrarle la vuelta a los espacios y </text:span><text:span text:style-name="T3">tabulaciones</text:span><text:span text:style-name="T2">, calculo que esto sera mas fácil con css o algún programa para el maquetado.</text:span></text:p>
      <text:p text:style-name="P3"/>
      <text:p text:style-name="P3">Por otro lado me surgieron las siguientes dudas al armar la tarea:</text:p>
      <text:list xml:id="list794803357" text:style-name="L1">
        <text:list-item>
          <text:p text:style-name="P6"><text:span text:style-name="T2">Al usa style como lo utilizo estaría aplicando css in line ?.</text:span></text:p>
        </text:list-item>
        <text:list-item>
          <text:p text:style-name="P4">Es correcto utilizar &lt;h1&gt;&lt;center&gt;Texto&lt;/center&gt;&lt;h1&gt;?.</text:p>
        </text:list-item>
        <text:list-item>
          <text:p text:style-name="P4">Es correcto &lt;p algin= “center” &gt; &lt;/p&gt; o seria aplicar css?.</text:p>
        </text:list-item>
      </text:list>
      <text:p text:style-name="P3">Mirando todos los tipo de imput encontré que podía colocar diferentes type que me funcionan para condicionar el tipo de datos a ingresar de ahí que utilice un imput email.</text:p>
      <text:p text:style-name="P3"/>
      <text:p text:style-name="P3">Le reenvió la dirección del repo donde esta la tarea:</text:p>
      <text:p text:style-name="P5"/>
      <text:p text:style-name="P5">URL: <text:span text:style-name="T5"><text:s/></text:span><text:a xlink:type="simple" xlink:href="https://github.com/MAJ2021/Diplo_prog_web_marcojakuto" text:style-name="Internet_20_link" text:visited-style-name="Visited_20_Internet_20_Link"><text:span text:style-name="T5">https://github.com/MAJ2021/Diplo_prog_web_marcojakuto</text:span></text:a><text:span text:style-name="T5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2:51:51.108269085</meta:creation-date>
    <dc:date>2022-04-02T14:29:39.051581640</dc:date>
    <meta:editing-duration>PT1M5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1" meta:character-count="906" meta:non-whitespace-character-count="766"/>
  </office:meta>
</office:document-meta>
</file>